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02cm solid #000000" fo:border-right="none" fo:border-top="0.002cm solid #000000" fo:border-bottom="0.002cm solid #000000">
        <style:background-image/>
      </style:table-cell-properties>
    </style:style>
    <style:style style:name="Historique.B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9966"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cc9966" fo:padding="0.097cm" fo:border="0.002cm solid #000000">
        <style:background-image/>
      </style:table-cell-properties>
    </style:style>
    <style:style style:name="Organisation.A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P1" style:family="paragraph" style:parent-style-name="Table_20_Contents">
      <style:text-properties fo:font-size="11pt" style:font-size-asian="11pt" style:font-size-complex="11pt"/>
    </style:style>
    <style:style style:name="P2" style:family="paragraph" style:parent-style-name="Table_20_Contents">
      <style:paragraph-properties fo:text-align="center" style:justify-single-word="false"/>
      <style:text-properties fo:font-size="11pt" style:font-size-asian="11pt" style:font-size-complex="11pt"/>
    </style:style>
    <style:style style:name="P3" style:family="paragraph" style:parent-style-name="Table_20_Contents">
      <style:paragraph-properties fo:background-color="#ffccff">
        <style:background-image/>
      </style:paragraph-properties>
      <style:text-properties fo:font-size="11pt" style:font-size-asian="11pt" style:font-size-complex="11pt"/>
    </style:style>
    <style:style style:name="P4" style:family="paragraph" style:parent-style-name="Table_20_Heading">
      <style:text-properties fo:font-size="11pt" style:font-size-asian="11pt" style:font-size-complex="11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text-properties fo:font-style="italic" style:font-style-asian="italic" style:font-style-complex="italic"/>
    </style:style>
    <style:style style:name="P9" style:family="paragraph" style:parent-style-name="Contents_20_Heading">
      <style:paragraph-properties fo:break-before="page"/>
    </style:style>
    <style:style style:name="P10"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Heading_20_1">
      <style:paragraph-properties fo:break-before="page"/>
    </style:style>
    <style:style style:name="T1" style:family="text">
      <style:text-properties fo:language="en" fo:country="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PAGE DE GARD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6"><text:a xlink:type="simple" xlink:href="#__RefHeading__1076_357600700">Partie 1 Spécifications<text:tab/>4</text:a></text:p>
          <text:p text:style-name="P7"><text:a xlink:type="simple" xlink:href="#__RefHeading__1202_357600700">I Introduction<text:tab/>4</text:a></text:p>
          <text:p text:style-name="P11"><text:a xlink:type="simple" xlink:href="#__RefHeading__1204_357600700">1 Objectif du document<text:tab/>4</text:a></text:p>
          <text:p text:style-name="P11"><text:a xlink:type="simple" xlink:href="#__RefHeading__1206_357600700">2 Champ d'application<text:tab/>4</text:a></text:p>
          <text:p text:style-name="P11"><text:a xlink:type="simple" xlink:href="#__RefHeading__1208_357600700">3 Définitions et abréviations<text:tab/>4</text:a></text:p>
          <text:p text:style-name="P11"><text:a xlink:type="simple" xlink:href="#__RefHeading__1210_357600700">4 Organisation du document<text:tab/>5</text:a></text:p>
          <text:p text:style-name="P7"><text:a xlink:type="simple" xlink:href="#__RefHeading__1078_357600700">II Description du sujet<text:tab/>5</text:a></text:p>
          <text:p text:style-name="P11"><text:a xlink:type="simple" xlink:href="#__RefHeading__1212_357600700">1 Environnement du système<text:tab/>5</text:a></text:p>
          <text:p text:style-name="P11"><text:a xlink:type="simple" xlink:href="#__RefHeading__1214_357600700">2 Utilisateurs<text:tab/>5</text:a></text:p>
          <text:p text:style-name="P12"><text:a xlink:type="simple" xlink:href="#__RefHeading__1088_357600700">Le commissaire de course<text:tab/>5</text:a></text:p>
          <text:p text:style-name="P12"><text:a xlink:type="simple" xlink:href="#__RefHeading__1090_357600700">Les commissaires de point de passage<text:tab/>5</text:a></text:p>
          <text:p text:style-name="P12"><text:a xlink:type="simple" xlink:href="#__RefHeading__1092_357600700">Les journalistes<text:tab/>6</text:a></text:p>
          <text:p text:style-name="P12"><text:a xlink:type="simple" xlink:href="#__RefHeading__1094_357600700">Les spectateurs<text:tab/>6</text:a></text:p>
          <text:p text:style-name="P11"><text:a xlink:type="simple" xlink:href="#__RefHeading__1216_357600700">3 Contraintes de développement<text:tab/>6</text:a></text:p>
          <text:p text:style-name="P11"><text:a xlink:type="simple" xlink:href="#__RefHeading__1218_357600700">4 Hypothèses et dépendances<text:tab/>6</text:a></text:p>
          <text:p text:style-name="P7"><text:a xlink:type="simple" xlink:href="#__RefHeading__1080_357600700">III Contexte du projet<text:tab/>7</text:a></text:p>
          <text:p text:style-name="P7"><text:a xlink:type="simple" xlink:href="#__RefHeading__1082_357600700">IV Domaine étudié<text:tab/>7</text:a></text:p>
          <text:p text:style-name="P7"><text:a xlink:type="simple" xlink:href="#__RefHeading__1084_357600700">V Fonctionnement du système<text:tab/>8</text:a></text:p>
          <text:p text:style-name="P7"><text:a xlink:type="simple" xlink:href="#__RefHeading__1096_357600700">VI Flux<text:tab/>8</text:a></text:p>
          <text:p text:style-name="P7"><text:a xlink:type="simple" xlink:href="#__RefHeading__1098_357600700">VII Périmètre du système<text:tab/>8</text:a></text:p>
          <text:p text:style-name="P7"><text:a xlink:type="simple" xlink:href="#__RefHeading__1100_357600700">VIII Extensions possible<text:tab/>8</text:a></text:p>
          <text:p text:style-name="P6"><text:a xlink:type="simple" xlink:href="#__RefHeading__1102_357600700">Partie 2 Conception<text:tab/>8</text:a></text:p>
        </text:index-body>
      </text:table-of-content>
      <text:p text:style-name="Standard"/>
      <text:p text:style-name="P10"><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4">Version</text:p>
            </table:table-cell>
            <table:table-cell table:style-name="Historique.B1" office:value-type="string">
              <text:p text:style-name="P4">Date</text:p>
            </table:table-cell>
            <table:table-cell table:style-name="Historique.B1" office:value-type="string">
              <text:p text:style-name="P4">Auteur</text:p>
            </table:table-cell>
            <table:table-cell table:style-name="Historique.D1" office:value-type="string">
              <text:p text:style-name="P4">Modifications du document</text:p>
            </table:table-cell>
          </table:table-row>
        </table:table-header-rows>
        <table:table-row>
          <table:table-cell table:style-name="Historique.A2" office:value-type="string">
            <text:p text:style-name="P3">Etape 1</text:p>
          </table:table-cell>
          <table:table-cell table:style-name="Historique.A2" office:value-type="string">
            <text:p text:style-name="P1">12/04/2014</text:p>
          </table:table-cell>
          <table:table-cell table:style-name="Historique.A2" office:value-type="string">
            <text:p text:style-name="P1">Clément GHNASSIA</text:p>
          </table:table-cell>
          <table:table-cell table:style-name="Historique.D2" office:value-type="string">
            <text:p text:style-name="P1">Création du document</text:p>
          </table:table-cell>
        </table:table-row>
        <table:table-row>
          <table:table-cell table:style-name="Historique.A2" office:value-type="string">
            <text:p text:style-name="P3"/>
          </table:table-cell>
          <table:table-cell table:style-name="Historique.A2" office:value-type="string">
            <text:p text:style-name="P1">13/04/2014</text:p>
          </table:table-cell>
          <table:table-cell table:style-name="Historique.A2" office:value-type="string">
            <text:p text:style-name="P1">Clément GHNASSIA</text:p>
          </table:table-cell>
          <table:table-cell table:style-name="Historique.D2" office:value-type="string">
            <text:p text:style-name="P1">Ajout des partie Acteurs et Contexte du projet</text:p>
          </table:table-cell>
        </table:table-row>
        <table:table-row>
          <table:table-cell table:style-name="Historique.A2" office:value-type="string">
            <text:p text:style-name="P3"/>
          </table:table-cell>
          <table:table-cell table:style-name="Historique.A2" office:value-type="string">
            <text:p text:style-name="P1">14/04/2014</text:p>
          </table:table-cell>
          <table:table-cell table:style-name="Historique.A2" office:value-type="string">
            <text:p text:style-name="P1">Clément GHNASSIA</text:p>
          </table:table-cell>
          <table:table-cell table:style-name="Historique.D2" office:value-type="string">
            <text:p text:style-name="P1">Ajour des parties Périmètre et Extensions possibles</text:p>
          </table:table-cell>
        </table:table-row>
      </table:table>
      <text:p text:style-name="Standard"/>
      <text:h text:style-name="P13" text:outline-level="1"><text:bookmark-start text:name="__RefHeading__1076_357600700"/>Spécifications<text:bookmark-end text:name="__RefHeading__1076_357600700"/></text:h>
      <text:h text:style-name="Heading_20_2" text:outline-level="2"><text:bookmark-start text:name="__RefHeading__1202_357600700"/>Introduction<text:bookmark-end text:name="__RefHeading__1202_357600700"/></text:h>
      <text:h text:style-name="Heading_20_3" text:outline-level="3"><text:bookmark-start text:name="__RefHeading__1204_357600700"/>Objectif du document<text:bookmark-end text:name="__RefHeading__1204_357600700"/></text:h>
      <text:p text:style-name="Text_20_body"><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Text_20_body"><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Text_20_body"><text:tab/>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p>
      <text:h text:style-name="Heading_20_3" text:outline-level="3"><text:bookmark-start text:name="__RefHeading__1206_357600700"/>Champ d'application<text:bookmark-end text:name="__RefHeading__1206_357600700"/></text:h>
      <text:p text:style-name="Text_20_body"><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Text_20_body"><text:tab/>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p>
      <text:p text:style-name="Text_20_body"><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p text:style-name="P8">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4">Partie</text:p>
            </table:table-cell>
            <table:table-cell table:style-name="Organisation.A1" office:value-type="string">
              <text:p text:style-name="P4">Chapitre</text:p>
            </table:table-cell>
            <table:table-cell table:style-name="Organisation.C1" office:value-type="string">
              <text:p text:style-name="P4">Contenu</text:p>
            </table:table-cell>
          </table:table-row>
        </table:table-header-rows>
        <table:table-row>
          <table:table-cell table:style-name="Organisation.A2" table:number-rows-spanned="6" office:value-type="string">
            <text:p text:style-name="P2">Partie 1</text:p>
            <text:p text:style-name="P2">Spécifications</text:p>
          </table:table-cell>
          <table:table-cell table:style-name="Organisation.A2" office:value-type="string">
            <text:p text:style-name="P1">Description générale</text:p>
          </table:table-cell>
          <table:table-cell table:style-name="Organisation.C2" office:value-type="string">
            <text:p text:style-name="P1">Description sommaire et synthétique offrant une vision générale du projet et de ses problématiques, sans toutefois entrer dans un niveau de détail trop important.</text:p>
          </table:table-cell>
        </table:table-row>
        <table:table-row>
          <table:covered-table-cell/>
          <table:table-cell table:style-name="Organisation.A2" office:value-type="string">
            <text:p text:style-name="P1">Besoins fonctionnels</text:p>
          </table:table-cell>
          <table:table-cell table:style-name="Organisation.C2" office:value-type="string">
            <text:p text:style-name="P1">Détail des besoins fonctionnels exprimés par les commanditaires du logiciel ainsi que l'équipe en charge du développement.</text:p>
          </table:table-cell>
        </table:table-row>
        <table:table-row>
          <table:covered-table-cell/>
          <table:table-cell table:style-name="Organisation.A2" office:value-type="string">
            <text:p text:style-name="P1">Spécification des structures de données</text:p>
          </table:table-cell>
          <table:table-cell table:style-name="Organisation.C2" office:value-type="string">
            <text:p text:style-name="P1">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A2" office:value-type="string">
            <text:p text:style-name="P1">Spécification des interfaces externes</text:p>
          </table:table-cell>
          <table:table-cell table:style-name="Organisation.C2" office:value-type="string">
            <text:p text:style-name="P1">Description détaillée des principales interfaces développées (matériel/logiciel, logiciel/logiciel, homme/logiciel)</text:p>
          </table:table-cell>
        </table:table-row>
        <table:table-row table:style-name="Organisation.6">
          <table:covered-table-cell/>
          <table:table-cell table:style-name="Organisation.A2" office:value-type="string">
            <text:p text:style-name="P1">Besoins en performance</text:p>
          </table:table-cell>
          <table:table-cell table:style-name="Organisation.C2" office:value-type="string">
            <text:p text:style-name="P1">Chapitre dédié à l'ensemble des besoins nécessaire pour avoir un fonctionnement optimal du logiciel dans son environnement</text:p>
          </table:table-cell>
        </table:table-row>
        <table:table-row>
          <table:covered-table-cell/>
          <table:table-cell table:style-name="Organisation.A2" office:value-type="string">
            <text:p text:style-name="P1">Contraintes de développement</text:p>
          </table:table-cell>
          <table:table-cell table:style-name="Organisation.C2" office:value-type="string">
            <text:p text:style-name="P1">E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Partie 2</text:p>
            <text:p text:style-name="P2">Conception</text:p>
          </table:table-cell>
          <table:table-cell table:style-name="Organisation.A2" office:value-type="string">
            <text:p text:style-name="P1">Modélisation conceptuelle</text:p>
          </table:table-cell>
          <table:table-cell table:style-name="Organisation.C2" office:value-type="string">
            <text:p text:style-name="P1"/>
          </table:table-cell>
        </table:table-row>
        <table:table-row>
          <table:covered-table-cell/>
          <table:table-cell table:style-name="Organisation.A2" office:value-type="string">
            <text:p text:style-name="P1">Modélisation logique</text:p>
          </table:table-cell>
          <table:table-cell table:style-name="Organisation.C2" office:value-type="string">
            <text:p text:style-name="P1"/>
          </table:table-cell>
        </table:table-row>
        <table:table-row>
          <table:table-cell table:style-name="Organisation.A2" office:value-type="string">
            <text:p text:style-name="P2">Partie 3</text:p>
            <text:p text:style-name="P2">Développement</text:p>
          </table:table-cell>
          <table:table-cell table:style-name="Organisation.A2" office:value-type="string">
            <text:p text:style-name="P1"/>
          </table:table-cell>
          <table:table-cell table:style-name="Organisation.C2" office:value-type="string">
            <text:p text:style-name="P1"/>
          </table:table-cell>
        </table:table-row>
      </table:table>
      <text:p text:style-name="Text_20_body"/>
      <text:h text:style-name="Heading_20_2" text:outline-level="2"><text:bookmark-start text:name="__RefHeading__1078_357600700"/>Description générale<text:bookmark-end text:name="__RefHeading__1078_357600700"/></text:h>
      <text:h text:style-name="Heading_20_3" text:outline-level="3"><text:bookmark-start text:name="__RefHeading__1212_357600700"/>Environnement du système<text:bookmark-end text:name="__RefHeading__121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Text_20_body"><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à travers le monde et plus de 12 millions de spectateurs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14_357600700"/>Acteurs<text:bookmark-end text:name="__RefHeading__1214_357600700"/></text:h>
      <text:p text:style-name="Text_20_body"><text:tab/>Le diagramme suivant donne un aperçu des acteurs interagissant avec le système. Nous <text:soft-page-break/>avons une vue d'ensemble sur le système évoluant dans son environnement avec une identification de chacun des flux liant le logiciel à ses utilisateurs. Avant de proposer le diagramme, il convient de développer chacun des acteurs et des interactions.</text:p>
      <text:h text:style-name="Heading_20_4" text:outline-level="4"><text:bookmark-start text:name="__RefHeading__1088_357600700"/>Le commissaire de course<text:bookmark-end text:name="__RefHeading__1088_357600700"/></text:h>
      <text:p text:style-name="Standard"><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Text_20_body"><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Heading_20_4" text:outline-level="4"><text:bookmark-start text:name="__RefHeading__1090_357600700"/>Les commissaires de point de passage<text:bookmark-end text:name="__RefHeading__1090_357600700"/></text:h>
      <text:p text:style-name="Text_20_body"><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Text_20_body"><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Heading_20_4" text:outline-level="4"><text:bookmark-start text:name="__RefHeading__1092_357600700"/>Les journalistes<text:bookmark-end text:name="__RefHeading__1092_357600700"/></text:h>
      <text:p text:style-name="Text_20_body"><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Text_20_body"><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Heading_20_4" text:outline-level="4"><text:bookmark-start text:name="__RefHeading__1094_357600700"/>Les spectateurs<text:bookmark-end text:name="__RefHeading__1094_357600700"/></text:h>
      <text:p text:style-name="Text_20_body"><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Text_20_body"><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text:soft-page-break/>présentes dans ce système.</text:p>
      <text:h text:style-name="Heading_20_3" text:outline-level="3"><text:bookmark-start text:name="__RefHeading__1216_357600700"/>Contraintes <text:s/>de développement<text:bookmark-end text:name="__RefHeading__1216_357600700"/></text:h>
      <text:p text:style-name="Text_20_body"><text:tab/>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p>
      <text:p text:style-name="Text_20_body"><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Text_20_body"><text:tab/>Le SGBD imposé est Oracle 10g ou 11g. </text:p>
      <text:p text:style-name="Text_20_body"><text:tab/>L'exploitation de la base de données s’effectuera avec le langage PL/SQL. Il s'agit d'un langage algorithmique complet qui comprend toutes les fonctionnalités SQL en y ajoutant une partie procédurale.</text:p>
      <text:p text:style-name="Text_20_body"><text:tab/>L'application doit être livrée sous forme de site Web. Le site respectera les normes imposées par le <text:bookmark text:name="firstHeading"/><text:span text:style-name="T1">World Wide Web Consortium. Il s'agit d'un organisme qui développe des standards pour le Web. Les languages utilisés seront donc HTML, CSS et JavaScript.</text:span></text:p>
      <text:p text:style-name="Text_20_body"><text:span text:style-name="T1"><text:tab/>Pour la phase de création, l'environnement de développement necessaire est </text:span><text:bookmark text:name="firstHeading1"/><text:span text:style-name="T1">Oracle Application Express également appelé ApEx. Il permet un developpement rapide d'applications Web utlisant une base de données Oracle.</text:span></text:p>
      <text:h text:style-name="Heading_20_3" text:outline-level="3"><text:bookmark-start text:name="__RefHeading__1218_357600700"/>Hypothèses et dépendances<text:bookmark-end text:name="__RefHeading__1218_357600700"/></text:h>
      <text:p text:style-name="Text_20_body"/>
      <text:h text:style-name="Heading_20_1" text:outline-level="1">Conceptio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RESTE À INTEGRER A LA PARTIE 1</text:p>
      <text:h text:style-name="Heading_20_2" text:outline-level="2"><text:bookmark-start text:name="__RefHeading__1082_357600700"/>Domaine étudié<text:bookmark-end text:name="__RefHeading__1082_357600700"/></text:h>
      <text:p text:style-name="Text_20_body"><text:tab/>Comme le lecteur peut s'en douter, le domaine associé au projet est le monde cycliste professionnel, et plus particulièrement le tour de France. Bien que cette course par étapes soit connue de beaucoup, toutes les règles et le fonctionnement détaillé de cet événement peut paraître flou pour certains. Cette section a pour objectif d'expliquer le fonctionnement d'une course indépendamment du système, afin que le lecteur comprenne les choix de modélisation et d'implémentations qui ont été décidés ainsi que les problématiques associées à l'outil.</text:p>
      <text:p text:style-name="Text_20_body"><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Text_20_body"><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Text_20_body"><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Text_20_body"><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text:soft-page-break/>deux derniers titres ne sont pas réellement des classements mais désignés par un jury d'experts.</text:p>
      <text:h text:style-name="Heading_20_2" text:outline-level="2"><text:bookmark-start text:name="__RefHeading__1084_357600700"/>Fonctionnement du système<text:bookmark-end text:name="__RefHeading__1084_357600700"/></text:h>
      <text:h text:style-name="Heading_20_2" text:outline-level="2"><text:bookmark-start text:name="__RefHeading__1096_357600700"/>Flux<text:bookmark-end text:name="__RefHeading__1096_357600700"/></text:h>
      <text:h text:style-name="Heading_20_2" text:outline-level="2"><text:bookmark-start text:name="__RefHeading__1098_357600700"/>Périmètre du système<text:bookmark-end text:name="__RefHeading__1098_357600700"/></text:h>
      <text:p text:style-name="Text_20_body"><text:tab/>Dans cette partie nous allons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à considérer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Text_20_body"><text:tab/>On considère une deuxième partie qui concernera la visualisation des différents détails de la course aux acteurs n'ayant accès au système uniquement dans un but informatif, et non à la gestion en tant que telle de la course. Ces utilisateurs sont des personnes étrangères à l '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h text:style-name="Heading_20_2" text:outline-level="2"><text:bookmark-start text:name="__RefHeading__1100_357600700"/>Extensions possible<text:bookmark-end text:name="__RefHeading__1100_357600700"/></text:h>
      <text:p text:style-name="Text_20_body"><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Text_20_body"><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20:57:39.04</dc:date>
    <meta:editing-duration>PT6H26M30S</meta:editing-duration>
    <meta:editing-cycles>30</meta:editing-cycles>
    <meta:generator>OpenOffice/4.0.1$Win32 OpenOffice.org_project/401m5$Build-9714</meta:generator>
    <dc:creator>Thomas SIMON</dc:creator>
    <meta:document-statistic meta:table-count="2" meta:image-count="0" meta:object-count="0" meta:page-count="9" meta:paragraph-count="120" meta:word-count="2685" meta:character-count="17059"/>
  </office:meta>
</office:document-meta>
</file>

<file path=VersionList.xml><?xml version="1.0" encoding="utf-8"?>
<VL:version-list xmlns:dc="http://purl.org/dc/elements/1.1/" xmlns:VL="http://openoffice.org/2001/versions-list">
  <VL:version-entry VL:title="Version1" VL:comment="Clément GHNASSIA&#10;" VL:creator="" dc:date-time="2014-04-14T12:39:25"/>
  <VL:version-entry VL:title="Version2" VL:comment="Ajout contraintes de développement" VL:creator="Thomas SIMON" dc:date-time="2014-04-15T20:57:39"/>
</VL:version-list>
</file>